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bg" fo:country="BG" officeooo:rsid="001cd48e" officeooo:paragraph-rsid="001cd48e" style:font-size-asian="14pt" style:font-size-complex="14pt"/>
    </style:style>
    <style:style style:name="P2" style:family="paragraph" style:parent-style-name="Standard">
      <style:text-properties fo:font-size="14pt" fo:language="bg" fo:country="BG" officeooo:rsid="001cd48e" officeooo:paragraph-rsid="0022ea07" style:font-size-asian="14pt" style:font-size-complex="14pt"/>
    </style:style>
    <style:style style:name="P3" style:family="paragraph" style:parent-style-name="Standard">
      <style:text-properties fo:font-size="14pt" fo:language="bg" fo:country="BG" officeooo:rsid="0020c06b" officeooo:paragraph-rsid="0020c06b" style:font-size-asian="14pt" style:font-size-complex="14pt"/>
    </style:style>
    <style:style style:name="P4" style:family="paragraph" style:parent-style-name="Standard">
      <style:text-properties fo:font-size="14pt" fo:language="bg" fo:country="BG" fo:font-style="italic" officeooo:rsid="001cd48e" officeooo:paragraph-rsid="0020c06b" style:font-size-asian="14pt" style:font-style-asian="italic" style:font-size-complex="14pt" style:font-style-complex="italic"/>
    </style:style>
    <style:style style:name="T1" style:family="text">
      <style:text-properties officeooo:rsid="001ef9b8"/>
    </style:style>
    <style:style style:name="T2" style:family="text">
      <style:text-properties officeooo:rsid="0020c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React, също срещан под наименование ReactJS е JavaScript библиотека, използвана за изграждане на потребителски интерфейси. <text:span text:style-name="T2">React играе изключително важна роля в изграждането на модерни уебсайтове и уеб приложения. За пример едни от най-големите компании, които освен че използват React, също така го и разработват, са Facebook и Instagram. </text:span></text:p>
      <text:p text:style-name="P2"><text:tab/> <text:span text:style-name="T2">А сега малко за това откъде е тръгнало всичко.... ReactJS е създаден през 2011-та година след като разработчиците във Facebook започнали да се сблъскват с известни проблеми. С увеличаване на екипа и поддържаните свойства на приложението, процесът на разработка се забавял. След известно време поддръжката на кода станала изключително трудна, а разработката на нова функционалност – свързана с каскадни промени по съществуващия код. </text:span></text:p>
      <text:p text:style-name="P1"/>
      <text:p text:style-name="P3"/>
      <text:p text:style-name="P1"/>
      <text:p text:style-name="P1"/>
      <text:p text:style-name="P1"/>
      <text:p text:style-name="P1"/>
      <text:p text:style-name="P4"><text:span text:style-name="T1">* Използвайки чист JavaScript е многократно по-трудно преизползването на код - обект с дадени свойства, поведение и стилове, който да се визуализира еднакво на няколко места в страница без да има повторение на код. React улеснява разработчиците с възможността за създаване на така наречената компонента, която да държи парче HTML и CSS и да прилага различни функции върху тях. За пример – ако имаме компонента календар, която искаме да изглежда напълно еднакво и да се използва на 10 места в даден уебсайт, кодът за нея се написва веднъж, на едно място и след това се използва <text:s/>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04:49.998734489</meta:creation-date>
    <dc:date>2020-04-05T20:53:14.208445567</dc:date>
    <meta:editing-duration>PT6M23S</meta:editing-duration>
    <meta:editing-cycles>1</meta:editing-cycles>
    <meta:document-statistic meta:table-count="0" meta:image-count="0" meta:object-count="0" meta:page-count="1" meta:paragraph-count="3" meta:word-count="206" meta:character-count="1354" meta:non-whitespace-character-count="1143"/>
    <meta:generator>LibreOffice/6.0.7.3$Linux_X86_64 LibreOffice_project/00m0$Build-3</meta:generator>
  </office:meta>
</office:document-meta>
</file>